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scor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3.46436" calcext:value-type="float">
            <text:p>-3.46436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3.15735" calcext:value-type="float">
            <text:p>-3.15735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2.75696" calcext:value-type="float">
            <text:p>-2.75696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2.52197" calcext:value-type="float">
            <text:p>-2.52197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2.42317" calcext:value-type="float">
            <text:p>-2.42317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2.3436" calcext:value-type="float">
            <text:p>-2.3436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1844" calcext:value-type="float">
            <text:p>-2.21844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5048" calcext:value-type="float">
            <text:p>-2.05048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1.86962" calcext:value-type="float">
            <text:p>-1.86962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-1.69163" calcext:value-type="float">
            <text:p>-1.69163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1.55078" calcext:value-type="float">
            <text:p>-1.55078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-1.43907" calcext:value-type="float">
            <text:p>-1.43907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-1.32828" calcext:value-type="float">
            <text:p>-1.32828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-1.1943" calcext:value-type="float">
            <text:p>-1.1943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-1.05308" calcext:value-type="float">
            <text:p>-1.05308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-0.92104" calcext:value-type="float">
            <text:p>-0.92104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-0.79151" calcext:value-type="float">
            <text:p>-0.791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-0.67825" calcext:value-type="float">
            <text:p>-0.678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-0.58016" calcext:value-type="float">
            <text:p>-0.5801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-0.46725" calcext:value-type="float">
            <text:p>-0.4672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-0.34799" calcext:value-type="float">
            <text:p>-0.3479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-0.24649" calcext:value-type="float">
            <text:p>-0.24649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-0.14882" calcext:value-type="float">
            <text:p>-0.14882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-0.05188" calcext:value-type="float">
            <text:p>-0.05188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0.04257" calcext:value-type="float">
            <text:p>0.0425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0.13606" calcext:value-type="float">
            <text:p>0.13606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0.22393" calcext:value-type="float">
            <text:p>0.22393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0.31287" calcext:value-type="float">
            <text:p>0.31287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.41667" calcext:value-type="float">
            <text:p>0.41667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52135" calcext:value-type="float">
            <text:p>0.52135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0.62967" calcext:value-type="float">
            <text:p>0.62967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0.73545" calcext:value-type="float">
            <text:p>0.73545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0.82562" calcext:value-type="float">
            <text:p>0.82562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0.91093" calcext:value-type="float">
            <text:p>0.91093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1.02119" calcext:value-type="float">
            <text:p>1.02119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.13281" calcext:value-type="float">
            <text:p>1.13281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.23461" calcext:value-type="float">
            <text:p>1.23461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7297" calcext:value-type="float">
            <text:p>1.37297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.49158" calcext:value-type="float">
            <text:p>1.49158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.60383" calcext:value-type="float">
            <text:p>1.60383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.72012" calcext:value-type="float">
            <text:p>1.7201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.8399" calcext:value-type="float">
            <text:p>1.839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.98437" calcext:value-type="float">
            <text:p>1.98437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.28554" calcext:value-type="float">
            <text:p>2.28554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.46262" calcext:value-type="float">
            <text:p>2.46262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.61139" calcext:value-type="float">
            <text:p>2.61139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.82196" calcext:value-type="float">
            <text:p>2.8219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.27393" calcext:value-type="float">
            <text:p>3.27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10:26.635000000</meta:creation-date>
    <dc:date>2019-06-03T21:13:10.493000000</dc:date>
    <meta:editing-duration>PT2M45S</meta:editing-duration>
    <meta:editing-cycles>1</meta:editing-cycles>
    <meta:document-statistic meta:table-count="1" meta:cell-count="150" meta:object-count="0"/>
    <meta:generator>LibreOffice/6.2.3.2$Windows_X86_64 LibreOffice_project/aecc05fe267cc68dde00352a451aa867b3b546ac</meta:generator>
  </office:meta>
</office:document-meta>
</file>